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text-position="0% 100%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Nos últimos anos, o governo brasileiro tem feito altos investimentos e grandes esforços em políticas públicas, como o programa Vai Brasil, para o desenvolvimento do turismo, melhorando a infraestrutura turística e capacitando a mão-de-obra. Com o crescente aumento do turismo e a redução do custo do transporte interno, de uma forma geral, o brasileiro passou a viajar mais e seus destinos se tornaram variáveis, não favorecendo apenas as cidades litorâneas mas todos os aspectos turísticos do país, como museus e cidades históricas.</text:p>
      <text:p text:style-name="P1"><text:tab/>Um estudo feito pelo Ministério do Turismo revela que o país arrecadou cerca de 31 bilhões de reais com atividades relacionadas ao turismo no ano de 2003. Esses dados demonstram a importância da atividade, como citou o ministro do turismo Walfrido dos Mares Guia: “...fica evidente que o Turismo é um dos grandes vetores de geração de renda, emprego e oportunidades para o povo brasileiro”.</text:p>
      <text:p text:style-name="P1"><text:tab/>Segundo estatísticas do Ministério do Turismo, somente no ano de 2007, houveram investimentos de mais de 97 milhões de reais na industria brasileira de turismo. Apesar de todo este <text:s/>investimento, <text:s/>o Brasil ainda está longe de aproveitar todo o seu potencial turístico. De acordo com a OMT<text:span text:style-name="T1">1</text:span><text:span text:style-name="T2">, o país poderia ser cinco vezes maior no ramo, todavia isso ainda não é possível devido a problemas de infraestrutura, segurança pública e a falta de publicidade externa.</text:span></text:p>
      <text:p text:style-name="P1"><text:span text:style-name="T2"><text:tab/>Uma forma de contribuir para um maior desenvolvimento do turismo brasileiro seria auxiliar o processo de divulgação de pontos turísticos, hotéis, roteiros, e etc. A internet é o meio de comunicação mais democrático da atualidade, a publicação e a obtenção de conteúdo pode ser feita por qualquer usuário de forma simples, rápida e com baixo custo. </text:span></text:p>
      <text:p text:style-name="P1"><text:span text:style-name="T2"><text:tab/>Tendo em vista as necessidades de um maior aproveitamento do potencial turístico brasileiro, e as facilidades providas pela internet, conclui-se que um sistema de informações seria uma boa solução para o problema apresentado. Um </text:span><text:span text:style-name="T3">software</text:span><text:span text:style-name="T2"> voltado para esta área iria melhorar a interação com os usuários e facilitar a divulgação dos recursos turísticos oferecidos pelo país.</text:span></text:p>
      <text:p text:style-name="P1"><text:span text:style-name="T2"><text:tab/></text:span></text:p>
      <text:p text:style-name="P1"><text:span text:style-name="T2"/></text:p>
      <text:p text:style-name="P1"><text:span text:style-name="T2"><text:tab/>Tendo em vista todas as facilidades que a internet nos provê, este pro</text:span></text:p>
      <text:p text:style-name="P2"/>
      <text:p text:style-name="P1"/>
      <text:p text:style-name="P1">1 – Organização Mundial de Turismo</text:p>
      <text:p text:style-name="P1">refs</text:p>
      <text:p text:style-name="P1">www.turismo.gov.br/dadosefatos (área Conta Satélite)</text:p>
      <text:p text:style-name="P1"><text:a xlink:type="simple" xlink:href="http://www.ibge.gov.br/">www.ibge.gov.br</text:a></text:p>
      <text:p text:style-name="P4"><text:a xlink:type="simple" xlink:href="http://www.vaibrasil.com.br/">http://www.vaibrasil.com.br/</text:a></text:p>
      <text:p text:style-name="P1"><text:a xlink:type="simple" xlink:href="http://www.embratur.gov.br/">http://www.embratur.gov.b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úlio Ornelas dos Santos</meta:initial-creator>
    <meta:creation-date>2009-10-29T08:49:44</meta:creation-date>
    <dc:date>2009-11-03T09:41:46</dc:date>
    <dc:creator>Túlio Ornelas dos Santos</dc:creator>
    <meta:editing-duration>PT03H40M42S</meta:editing-duration>
    <meta:editing-cycles>35</meta:editing-cycles>
    <meta:generator>OpenOffice.org/3.1$Unix OpenOffice.org_project/310m19$Build-9420</meta:generator>
    <meta:document-statistic meta:table-count="0" meta:image-count="0" meta:object-count="0" meta:page-count="1" meta:paragraph-count="13" meta:word-count="362" meta:character-count="2340"/>
  </office:meta>
</office:document-meta>
</file>